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Transpor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ransport.getKnownUriSche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ranspor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ranspor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ransport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ransport.createNewChannel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Transport.getSupporte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ransport.getServiceURL(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ransport.get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ransport.JbiTranspor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